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9608C901A17500D6.png" manifest:media-type="image/png"/>
  <manifest:file-entry manifest:full-path="Pictures/1000000000000780000004388FD373DE5115B0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9.894cm" draw:z-index="0"><draw:image xlink:href="Pictures/1000000000000780000004389608C901A17500D6.png" xlink:type="simple" xlink:show="embed" xlink:actuate="onLoad" loext:mime-type="image/png"/></draw:frame></text:p>
      <text:p text:style-name="Standard"><draw:frame draw:style-name="fr1" draw:name="Imagen2" text:anchor-type="paragraph" svg:width="17.59cm" svg:height="9.894cm" draw:z-index="1"><draw:image xlink:href="Pictures/1000000000000780000004388FD373DE5115B01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26T22:57:43.238000000</dc:date>
    <meta:editing-duration>PT28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